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8/content.xml" manifest:media-type="text/xml"/>
  <manifest:file-entry manifest:full-path="Object 7/content.xml" manifest:media-type="text/xml"/>
  <manifest:file-entry manifest:full-path="Object 6/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size="12pt" style:font-size-asian="12pt" style:font-size-complex="12pt"/>
    </style:style>
    <style:style style:name="P2" style:parent-style-name="Normal" style:family="paragraph">
      <style:text-properties fo:font-size="12pt" style:font-size-asian="12pt" style:font-size-complex="12pt"/>
    </style:style>
    <style:style style:name="P3" style:parent-style-name="Normal" style:family="paragraph">
      <style:text-properties fo:font-size="12pt" style:font-size-asian="12pt" style:font-size-complex="12pt"/>
    </style:style>
    <style:style style:name="P4" style:parent-style-name="Normal" style:family="paragraph">
      <style:text-properties fo:font-size="12pt" style:font-size-asian="12pt" style:font-size-complex="12pt"/>
    </style:style>
    <style:style style:name="P5" style:parent-style-name="Normal" style:family="paragraph">
      <style:text-properties fo:font-size="12pt" style:font-size-asian="12pt" style:font-size-complex="12pt"/>
    </style:style>
    <style:style style:name="P6" style:parent-style-name="Normal" style:family="paragraph">
      <style:text-properties fo:font-size="12pt" style:font-size-asian="12pt" style:font-size-complex="12pt"/>
    </style:style>
    <style:style style:name="P7" style:parent-style-name="Normal" style:family="paragraph">
      <style:text-properties fo:font-size="12pt" style:font-size-asian="12pt" style:font-size-complex="12pt"/>
    </style:style>
    <style:style style:name="P8" style:parent-style-name="Normal" style:family="paragraph">
      <style:text-properties fo:font-size="12pt" style:font-size-asian="12pt" style:font-size-complex="12pt"/>
    </style:style>
    <style:style style:name="P9" style:parent-style-name="Normal" style:family="paragraph">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Normal" style:family="paragraph">
      <style:text-properties fo:font-size="12pt" style:font-size-asian="12pt" style:font-size-complex="12pt"/>
    </style:style>
    <style:style style:name="P12" style:parent-style-name="Normal" style:family="paragraph">
      <style:text-properties fo:font-size="12pt" style:font-size-asian="12pt" style:font-size-complex="12pt"/>
    </style:style>
    <style:style style:name="P13" style:parent-style-name="Normal" style:family="paragraph">
      <style:text-properties fo:font-size="12pt" style:font-size-asian="12pt" style:font-size-complex="12pt"/>
    </style:style>
    <style:style style:name="P14" style:parent-style-name="Normal" style:family="paragraph">
      <style:text-properties fo:font-size="12pt" style:font-size-asian="12pt" style:font-size-complex="12pt"/>
    </style:style>
    <style:style style:name="P15" style:parent-style-name="Normal" style:family="paragraph">
      <style:text-properties fo:font-size="12pt" style:font-size-asian="12pt" style:font-size-complex="12pt"/>
    </style:style>
    <style:style style:name="P16" style:parent-style-name="Normal" style:family="paragraph">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P18" style:parent-style-name="Normal" style:family="paragraph">
      <style:text-properties fo:font-size="12pt" style:font-size-asian="12pt" style:font-size-complex="12pt"/>
    </style:style>
    <style:style style:name="P19" style:parent-style-name="Normal" style:family="paragraph">
      <style:text-properties fo:font-size="12pt" style:font-size-asian="12pt" style:font-size-complex="12pt"/>
    </style:style>
    <style:style style:name="P20" style:parent-style-name="Normal" style:family="paragraph">
      <style:text-properties fo:font-size="12pt" style:font-size-asian="12pt" style:font-size-complex="12pt"/>
    </style:style>
    <style:style style:name="P21" style:parent-style-name="Normal" style:family="paragraph">
      <style:text-properties fo:font-size="12pt" style:font-size-asian="12pt" style:font-size-complex="12pt"/>
    </style:style>
    <style:style style:name="T22" style:parent-style-name="DefaultParagraphFont" style:family="text">
      <style:text-properties fo:font-size="12pt" style:font-size-asian="12pt" style:font-size-complex="12pt"/>
    </style:style>
    <style:style style:name="T23" style:parent-style-name="DefaultParagraphFont" style:family="text">
      <style:text-properties style:text-position="sub 66.6%" fo:font-size="12pt" style:font-size-asian="12pt" style:font-size-complex="12pt"/>
    </style:style>
    <style:style style:name="T24" style:parent-style-name="DefaultParagraphFont" style:family="text">
      <style:text-properties fo:font-size="12pt" style:font-size-asian="12pt" style:font-size-complex="12pt"/>
    </style:style>
    <style:style style:name="T25" style:parent-style-name="DefaultParagraphFont" style:family="text">
      <style:text-properties fo:font-size="12pt" style:font-size-asian="12pt" style:font-size-complex="12pt"/>
    </style:style>
    <style:style style:name="T26" style:parent-style-name="DefaultParagraphFont" style:family="text">
      <style:text-properties style:text-position="sub 66.6%" fo:font-size="12pt" style:font-size-asian="12pt" style:font-size-complex="12pt"/>
    </style:style>
    <style:style style:name="T27" style:parent-style-name="DefaultParagraphFont" style:family="text">
      <style:text-properties fo:font-size="12pt" style:font-size-asian="12pt" style:font-size-complex="12pt"/>
    </style:style>
    <style:style style:name="P28" style:parent-style-name="Normal" style:family="paragraph">
      <style:text-properties fo:font-size="12pt" style:font-size-asian="12pt" style:font-size-complex="12pt"/>
    </style:style>
    <style:style style:name="P29" style:parent-style-name="Normal" style:family="paragraph">
      <style:text-properties fo:font-size="12pt" style:font-size-asian="12pt" style:font-size-complex="12pt"/>
    </style:style>
    <style:style style:name="T30" style:parent-style-name="DefaultParagraphFont" style:family="text">
      <style:text-properties fo:font-size="12pt" style:font-size-asian="12pt" style:font-size-complex="12pt"/>
    </style:style>
    <style:style style:name="T31" style:parent-style-name="DefaultParagraphFont" style:family="text">
      <style:text-properties style:text-position="sub 66.6%" fo:font-size="12pt" style:font-size-asian="12pt" style:font-size-complex="12pt"/>
    </style:style>
    <style:style style:name="T32" style:parent-style-name="DefaultParagraphFont" style:family="text">
      <style:text-properties fo:font-size="12pt" style:font-size-asian="12pt" style:font-size-complex="12pt"/>
    </style:style>
    <style:style style:name="T33" style:parent-style-name="DefaultParagraphFont" style:family="text">
      <style:text-properties style:text-position="sub 66.6%" fo:font-size="12pt" style:font-size-asian="12pt" style:font-size-complex="12pt"/>
    </style:style>
    <style:style style:name="T34" style:parent-style-name="DefaultParagraphFont" style:family="text">
      <style:text-properties fo:font-size="12pt" style:font-size-asian="12pt" style:font-size-complex="12pt"/>
    </style:style>
    <style:style style:name="T35" style:parent-style-name="DefaultParagraphFont" style:family="text">
      <style:text-properties style:text-position="sub 66.6%" fo:font-size="12pt" style:font-size-asian="12pt" style:font-size-complex="12pt"/>
    </style:style>
    <style:style style:name="T36" style:parent-style-name="DefaultParagraphFont" style:family="text">
      <style:text-properties fo:font-size="12pt" style:font-size-asian="12pt" style:font-size-complex="12pt"/>
    </style:style>
    <style:style style:name="T37" style:parent-style-name="DefaultParagraphFont" style:family="text">
      <style:text-properties style:text-position="sub 66.6%" fo:font-size="12pt" style:font-size-asian="12pt" style:font-size-complex="12pt"/>
    </style:style>
    <style:style style:name="P38" style:parent-style-name="Normal" style:family="paragraph">
      <style:text-properties fo:font-size="12pt" style:font-size-asian="12pt" style:font-size-complex="12pt"/>
    </style:style>
    <style:style style:name="T39" style:parent-style-name="DefaultParagraphFont" style:family="text">
      <style:text-properties fo:font-size="12pt" style:font-size-asian="12pt" style:font-size-complex="12pt"/>
    </style:style>
    <style:style style:name="T40" style:parent-style-name="DefaultParagraphFont" style:family="text">
      <style:text-properties style:text-position="sub 66.6%" fo:font-size="12pt" style:font-size-asian="12pt" style:font-size-complex="12pt"/>
    </style:style>
    <style:style style:name="T41" style:parent-style-name="DefaultParagraphFont" style:family="text">
      <style:text-properties fo:font-size="12pt" style:font-size-asian="12pt" style:font-size-complex="12pt"/>
    </style:style>
    <style:style style:name="T42" style:parent-style-name="DefaultParagraphFont" style:family="text">
      <style:text-properties style:text-position="sub 66.6%" fo:font-size="12pt" style:font-size-asian="12pt" style:font-size-complex="12pt"/>
    </style:style>
    <style:style style:name="P43" style:parent-style-name="Normal" style:family="paragraph">
      <style:text-properties fo:font-size="12pt" style:font-size-asian="12pt" style:font-size-complex="12pt"/>
    </style:style>
    <style:style style:name="T44" style:parent-style-name="DefaultParagraphFont" style:family="text">
      <style:text-properties fo:font-size="12pt" style:font-size-asian="12pt" style:font-size-complex="12pt"/>
    </style:style>
    <style:style style:name="T45" style:parent-style-name="DefaultParagraphFont" style:family="text">
      <style:text-properties style:text-position="sub 66.6%" fo:font-size="12pt" style:font-size-asian="12pt" style:font-size-complex="12pt"/>
    </style:style>
    <style:style style:name="P46" style:parent-style-name="Normal" style:family="paragraph">
      <style:text-properties fo:font-size="12pt" style:font-size-asian="12pt" style:font-size-complex="12pt"/>
    </style:style>
    <style:style style:name="T47" style:parent-style-name="DefaultParagraphFont" style:family="text">
      <style:text-properties fo:font-size="12pt" style:font-size-asian="12pt" style:font-size-complex="12pt"/>
    </style:style>
    <style:style style:name="T48" style:parent-style-name="DefaultParagraphFont" style:family="text">
      <style:text-properties style:text-position="sub 66.6%" fo:font-size="12pt" style:font-size-asian="12pt" style:font-size-complex="12pt"/>
    </style:style>
    <style:style style:name="T49" style:parent-style-name="DefaultParagraphFont" style:family="text">
      <style:text-properties fo:font-size="12pt" style:font-size-asian="12pt" style:font-size-complex="12pt"/>
    </style:style>
    <style:style style:name="T50" style:parent-style-name="DefaultParagraphFont" style:family="text">
      <style:text-properties style:text-position="sub 66.6%" fo:font-size="12pt" style:font-size-asian="12pt" style:font-size-complex="12pt"/>
    </style:style>
    <style:style style:name="T51" style:parent-style-name="DefaultParagraphFont" style:family="text">
      <style:text-properties fo:font-size="12pt" style:font-size-asian="12pt" style:font-size-complex="12pt"/>
    </style:style>
    <style:style style:name="T52" style:parent-style-name="DefaultParagraphFont" style:family="text">
      <style:text-properties style:text-position="sub 66.6%" fo:font-size="12pt" style:font-size-asian="12pt" style:font-size-complex="12pt"/>
    </style:style>
    <style:style style:name="T53" style:parent-style-name="DefaultParagraphFont" style:family="text">
      <style:text-properties fo:font-size="12pt" style:font-size-asian="12pt" style:font-size-complex="12pt"/>
    </style:style>
    <style:style style:name="T54" style:parent-style-name="DefaultParagraphFont" style:family="text">
      <style:text-properties style:text-position="sub 66.6%" fo:font-size="12pt" style:font-size-asian="12pt" style:font-size-complex="12pt"/>
    </style:style>
    <style:style style:name="T55" style:parent-style-name="DefaultParagraphFont" style:family="text">
      <style:text-properties fo:font-size="12pt" style:font-size-asian="12pt" style:font-size-complex="12pt"/>
    </style:style>
    <style:style style:name="T56" style:parent-style-name="DefaultParagraphFont" style:family="text">
      <style:text-properties style:text-position="sub 66.6%" fo:font-size="12pt" style:font-size-asian="12pt" style:font-size-complex="12pt"/>
    </style:style>
    <style:style style:name="T57" style:parent-style-name="DefaultParagraphFont" style:family="text">
      <style:text-properties fo:font-size="12pt" style:font-size-asian="12pt" style:font-size-complex="12pt"/>
    </style:style>
    <style:style style:name="T58" style:parent-style-name="DefaultParagraphFont" style:family="text">
      <style:text-properties style:text-position="sub 66.6%" fo:font-size="12pt" style:font-size-asian="12pt" style:font-size-complex="12pt"/>
    </style:style>
    <style:style style:name="T59" style:parent-style-name="DefaultParagraphFont" style:family="text">
      <style:text-properties fo:font-size="12pt" style:font-size-asian="12pt" style:font-size-complex="12pt"/>
    </style:style>
    <style:style style:name="T60" style:parent-style-name="DefaultParagraphFont" style:family="text">
      <style:text-properties style:text-position="sub 66.6%" fo:font-size="12pt" style:font-size-asian="12pt" style:font-size-complex="12pt"/>
    </style:style>
    <style:style style:name="T61" style:parent-style-name="DefaultParagraphFont" style:family="text">
      <style:text-properties fo:font-size="12pt" style:font-size-asian="12pt" style:font-size-complex="12pt"/>
    </style:style>
    <style:style style:name="T62" style:parent-style-name="DefaultParagraphFont" style:family="text">
      <style:text-properties style:text-position="sub 66.6%" fo:font-size="12pt" style:font-size-asian="12pt" style:font-size-complex="12pt"/>
    </style:style>
    <style:style style:name="T63" style:parent-style-name="DefaultParagraphFont" style:family="text">
      <style:text-properties fo:font-size="12pt" style:font-size-asian="12pt" style:font-size-complex="12pt"/>
    </style:style>
    <style:style style:name="T64" style:parent-style-name="DefaultParagraphFont" style:family="text">
      <style:text-properties style:text-position="sub 66.6%" fo:font-size="12pt" style:font-size-asian="12pt" style:font-size-complex="12pt"/>
    </style:style>
    <style:style style:name="T65" style:parent-style-name="DefaultParagraphFont" style:family="text">
      <style:text-properties fo:font-size="12pt" style:font-size-asian="12pt" style:font-size-complex="12pt"/>
    </style:style>
    <style:style style:name="T66" style:parent-style-name="DefaultParagraphFont" style:family="text">
      <style:text-properties style:font-name-complex="Calibri" fo:font-size="12pt" style:font-size-asian="12pt" style:font-size-complex="12pt"/>
    </style:style>
    <style:style style:name="T67" style:parent-style-name="DefaultParagraphFont" style:family="text">
      <style:text-properties fo:font-size="12pt" style:font-size-asian="12pt" style:font-size-complex="12pt"/>
    </style:style>
    <style:style style:name="P68" style:parent-style-name="Normal" style:family="paragraph">
      <style:text-properties fo:font-size="12pt" style:font-size-asian="12pt" style:font-size-complex="12pt"/>
    </style:style>
    <style:style style:name="T69" style:parent-style-name="DefaultParagraphFont" style:family="text">
      <style:text-properties fo:font-size="12pt" style:font-size-asian="12pt" style:font-size-complex="12pt"/>
    </style:style>
    <style:style style:name="T70" style:parent-style-name="DefaultParagraphFont" style:family="text">
      <style:text-properties style:font-name-asian="Times New Roman" fo:font-size="12pt" style:font-size-asian="12pt" style:font-size-complex="12pt"/>
    </style:style>
    <style:style style:name="P71" style:parent-style-name="Normal" style:family="paragraph">
      <style:paragraph-properties fo:text-align="start"/>
    </style:style>
    <style:style style:name="P72" style:parent-style-name="Normal" style:family="paragraph">
      <style:text-properties style:font-name-asian="Times New Roman" fo:font-size="12pt" style:font-size-asian="12pt" style:font-size-complex="12pt"/>
    </style:style>
    <style:style style:name="P73" style:parent-style-name="Normal" style:family="paragraph">
      <style:paragraph-properties fo:text-align="start"/>
    </style:style>
    <style:style style:name="P74" style:parent-style-name="Normal" style:family="paragraph">
      <style:paragraph-properties fo:text-align="start"/>
    </style:style>
    <style:style style:name="P75" style:parent-style-name="Normal" style:family="paragraph">
      <style:text-properties style:font-name-asian="Times New Roman" fo:font-size="12pt" style:font-size-asian="12pt" style:font-size-complex="12pt"/>
    </style:style>
    <style:style style:name="P76" style:parent-style-name="Normal" style:family="paragraph">
      <style:paragraph-properties fo:text-align="start"/>
    </style:style>
    <style:style style:name="P77" style:parent-style-name="Normal" style:family="paragraph">
      <style:paragraph-properties fo:text-align="start"/>
    </style:style>
    <style:style style:name="P78" style:parent-style-name="Normal" style:family="paragraph">
      <style:text-properties style:font-name-asian="Times New Roman" fo:font-size="12pt" style:font-size-asian="12pt" style:font-size-complex="12pt"/>
    </style:style>
    <style:style style:name="P79" style:parent-style-name="Normal" style:family="paragraph">
      <style:paragraph-properties fo:text-align="start"/>
    </style:style>
    <style:style style:name="P80" style:parent-style-name="Normal" style:family="paragraph">
      <style:paragraph-properties fo:text-align="start"/>
    </style:style>
    <style:style style:name="P81" style:parent-style-name="Normal" style:family="paragraph">
      <style:paragraph-properties fo:text-align="start"/>
    </style:style>
    <style:style style:name="P82" style:parent-style-name="Normal" style:family="paragraph">
      <style:paragraph-properties fo:text-align="start"/>
    </style:style>
    <style:style style:name="P83" style:parent-style-name="Normal" style:family="paragraph">
      <style:text-properties style:font-name-asian="Times New Roman" fo:font-size="12pt" style:font-size-asian="12pt" style:font-size-complex="12pt"/>
    </style:style>
    <style:style style:name="P84" style:parent-style-name="Normal" style:family="paragraph">
      <style:paragraph-properties fo:text-align="start"/>
    </style:style>
    <style:style style:name="P85" style:parent-style-name="Normal" style:family="paragraph">
      <style:paragraph-properties fo:text-align="start"/>
    </style:style>
    <style:style style:name="P86" style:parent-style-name="Normal" style:family="paragraph">
      <style:paragraph-properties fo:text-align="start"/>
    </style:style>
    <style:style style:name="T87" style:parent-style-name="DefaultParagraphFont" style:family="text">
      <style:text-properties fo:font-size="12pt" style:font-size-asian="12pt" style:font-size-complex="12pt"/>
    </style:style>
    <style:style style:name="T88" style:parent-style-name="DefaultParagraphFont" style:family="text">
      <style:text-properties style:text-position="sub 66.6%" fo:font-size="12pt" style:font-size-asian="12pt" style:font-size-complex="12pt"/>
    </style:style>
    <style:style style:name="T89" style:parent-style-name="DefaultParagraphFont" style:family="text">
      <style:text-properties fo:font-size="12pt" style:font-size-asian="12pt" style:font-size-complex="12pt"/>
    </style:style>
    <style:style style:name="T90" style:parent-style-name="DefaultParagraphFont" style:family="text">
      <style:text-properties style:text-position="sub 66.6%"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style:font-name-asian="Times New Roman"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style:text-position="sub 66.6%" fo:font-size="12pt" style:font-size-asian="12pt" style:font-size-complex="12pt"/>
    </style:style>
    <style:style style:name="T95" style:parent-style-name="DefaultParagraphFont" style:family="text">
      <style:text-properties fo:font-size="12pt" style:font-size-asian="12pt" style:font-size-complex="12pt"/>
    </style:style>
    <style:style style:name="T96" style:parent-style-name="DefaultParagraphFont" style:family="text">
      <style:text-properties style:font-name-complex="Calibri" fo:font-size="12pt" style:font-size-asian="12pt" style:font-size-complex="12pt"/>
    </style:style>
    <style:style style:name="T97" style:parent-style-name="DefaultParagraphFont" style:family="text">
      <style:text-properties fo:font-size="12pt" style:font-size-asian="12pt" style:font-size-complex="12pt"/>
    </style:style>
    <style:style style:name="P98" style:parent-style-name="Normal" style:family="paragraph">
      <style:text-properties style:font-name-asian="Times New Roman" fo:font-size="12pt" style:font-size-asian="12pt" style:font-size-complex="12pt"/>
    </style:style>
    <style:style style:family="graphic" style:name="a12">
      <style:graphic-properties style:vertical-pos="middle"/>
    </style:style>
    <style:style style:family="graphic" style:name="a0">
      <style:graphic-properties style:vertical-pos="middle"/>
    </style:style>
    <style:style style:family="graphic" style:name="a13">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10">
      <style:graphic-properties style:vertical-pos="middle"/>
    </style:style>
    <style:style style:family="graphic" style:name="a11">
      <style:graphic-properties style:vertical-pos="middle"/>
    </style:style>
  </office:automatic-styles>
  <office:body>
    <office:text text:use-soft-page-breaks="true">
      <text:p text:style-name="P1">Q1) a)</text:p>
      <text:p text:style-name="P2">def FindMaxAndMin(numberlist):</text:p>
      <text:p text:style-name="P3"><text:s text:c="4"/>if len(numberlist) == 1:</text:p>
      <text:p text:style-name="P4"><text:s text:c="8"/>maxval = numberlist[0]</text:p>
      <text:p text:style-name="P5"><text:s text:c="8"/>minval = numberlist[0]</text:p>
      <text:p text:style-name="P6"><text:s text:c="8"/>return maxval,minval</text:p>
      <text:p text:style-name="P7"><text:s text:c="4"/>else:</text:p>
      <text:p text:style-name="P8"><text:s text:c="8"/>firstnumber = numberlist[0]</text:p>
      <text:p text:style-name="P9"><text:s text:c="8"/>numberlist = numberlist[1:]</text:p>
      <text:p text:style-name="P10"><text:s text:c="8"/>maxmintuple = FindMaxAndMin(numberlist)</text:p>
      <text:p text:style-name="P11"><text:s text:c="8"/>nextnumber = numberlist[0]</text:p>
      <text:p text:style-name="P12"><text:s text:c="8"/>maxval = maxmintuple[0]</text:p>
      <text:p text:style-name="P13"><text:s text:c="8"/>minval = maxmintuple[1]</text:p>
      <text:p text:style-name="P14"><text:s text:c="8"/>if maxval &lt; firstnumber:</text:p>
      <text:p text:style-name="P15"><text:s text:c="12"/>maxval = firstnumber</text:p>
      <text:p text:style-name="P16"><text:s text:c="8"/>if minval &gt; firstnumber:</text:p>
      <text:p text:style-name="P17"><text:s text:c="12"/>minval = firstnumber</text:p>
      <text:p text:style-name="P18"><text:s text:c="8"/>return maxval,minval</text:p>
      <text:p text:style-name="P19">b)</text:p>
      <text:p text:style-name="P20"/>
      <text:p text:style-name="P21">c)</text:p>
      <text:p text:style-name="Normal"><text:span text:style-name="T22">T(n) = { T(n-1) + c</text:span><text:span text:style-name="T23">1</text:span><text:span text:style-name="T24"><text:s/>if</text:span><text:span text:style-name="T25"><text:s/>n &gt; 1, T(1) = c</text:span><text:span text:style-name="T26">2</text:span><text:span text:style-name="T27"><text:s/>otherwise }</text:span></text:p>
      <text:p text:style-name="P28">This equation is based on the fact that recursion is done based on the size of input list, without any complicated procedures, leaving only constant time operations. Moreover, the base case is the if condition only which consists only constant time operations.</text:p>
      <text:p text:style-name="P29">d)</text:p>
      <text:p text:style-name="Normal"><text:span text:style-name="T30">T(n) = T(n-1) + c</text:span><text:span text:style-name="T31">1</text:span></text:p>
      <text:p text:style-name="Normal"><text:span text:style-name="T32">T(1) = c</text:span><text:span text:style-name="T33">2</text:span></text:p>
      <text:soft-page-break/>
      <text:p text:style-name="Normal"><text:span text:style-name="T34">T(n-1) = T(n-1-1) + c</text:span><text:span text:style-name="T35">1</text:span></text:p>
      <text:p text:style-name="Normal"><text:span text:style-name="T36">T(n) = T(n-2) + 2c</text:span><text:span text:style-name="T37">1</text:span></text:p>
      <text:p text:style-name="P38"/>
      <text:p text:style-name="Normal"><text:span text:style-name="T39">T(n-2) = T(n-2-1) + c</text:span><text:span text:style-name="T40">1</text:span></text:p>
      <text:p text:style-name="Normal"><text:span text:style-name="T41">T(n) = T(n-3) + 3c</text:span><text:span text:style-name="T42">1</text:span></text:p>
      <text:p text:style-name="P43"/>
      <text:p text:style-name="Normal"><text:span text:style-name="T44">The pattern: T(n) = T(n-k) + kc</text:span><text:span text:style-name="T45">1</text:span></text:p>
      <text:p text:style-name="P46">If k = n – 1</text:p>
      <text:p text:style-name="Normal"><text:span text:style-name="T47">T(n) = T(n-n-1) + (n-1)c</text:span><text:span text:style-name="T48">1</text:span></text:p>
      <text:p text:style-name="Normal"><text:span text:style-name="T49">T(n) = T(1) + nc</text:span><text:span text:style-name="T50">1</text:span><text:span text:style-name="T51"><text:s/>– c</text:span><text:span text:style-name="T52">1</text:span></text:p>
      <text:p text:style-name="Normal"><text:span text:style-name="T53">T(n) = c</text:span><text:span text:style-name="T54">2</text:span><text:span text:style-name="T55"><text:s/>+ nc</text:span><text:span text:style-name="T56">1</text:span><text:span text:style-name="T57"><text:s/>– c</text:span><text:span text:style-name="T58">1</text:span></text:p>
      <text:p text:style-name="Normal"><text:span text:style-name="T59">c</text:span><text:span text:style-name="T60">2<text:s/></text:span><text:span text:style-name="T61">belongs to O(1) complexity, nc</text:span><text:span text:style-name="T62">1</text:span><text:span text:style-name="T63"><text:s/>belongs to O(n) complexity and c</text:span><text:span text:style-name="T64">1</text:span><text:span text:style-name="T65"><text:s/>belongs to O(1) complexity as well. Therefore, the algorithm’s running time complexity is upper bound by O(n) and lower bound by<text:s/></text:span><text:span text:style-name="T66">Ω</text:span><text:span text:style-name="T67">(1).</text:span></text:p>
      <text:p text:style-name="P68">2) a)</text:p>
      <text:p text:style-name="Normal"><text:span text:style-name="T69"><text:s/></text:span><draw:frame draw:style-name="a0" text:anchor-type="as-char" svg:x="0in" svg:y="0in" svg:width="2.05208in" svg:height="0.375in" style:rel-width="scale" style:rel-height="scale"><draw:object xlink:href="Object 1/" xlink:type="simple" xlink:show="embed" xlink:actuate="onLoad"/></draw:frame><text:span text:style-name="T70">1</text:span></text:p>
      <text:p text:style-name="P71"><draw:frame draw:style-name="a1" text:anchor-type="as-char" svg:x="0in" svg:y="0in" svg:width="0.71875in" svg:height="0.19792in" style:rel-width="scale" style:rel-height="scale"><draw:object xlink:href="Object 2/" xlink:type="simple" xlink:show="embed" xlink:actuate="onLoad"/></draw:frame></text:p>
      <text:p text:style-name="P72"/>
      <text:p text:style-name="P73"><draw:frame draw:style-name="a2" text:anchor-type="as-char" svg:x="0in" svg:y="0in" svg:width="3.01042in" svg:height="0.375in" style:rel-width="scale" style:rel-height="scale"><draw:object xlink:href="Object 3/" xlink:type="simple" xlink:show="embed" xlink:actuate="onLoad"/></draw:frame></text:p>
      <text:p text:style-name="P74"><draw:frame draw:style-name="a3" text:anchor-type="as-char" svg:x="0in" svg:y="0in" svg:width="2.82292in" svg:height="0.375in" style:rel-width="scale" style:rel-height="scale"><draw:object xlink:href="Object 4/" xlink:type="simple" xlink:show="embed" xlink:actuate="onLoad"/></draw:frame></text:p>
      <text:p text:style-name="P75"/>
      <text:p text:style-name="P76"><draw:frame draw:style-name="a4" text:anchor-type="as-char" svg:x="0in" svg:y="0in" svg:width="3.01042in" svg:height="0.375in" style:rel-width="scale" style:rel-height="scale"><draw:object xlink:href="Object 5/" xlink:type="simple" xlink:show="embed" xlink:actuate="onLoad"/></draw:frame></text:p>
      <text:p text:style-name="P77"><draw:frame draw:style-name="a5" text:anchor-type="as-char" svg:x="0in" svg:y="0in" svg:width="3.40625in" svg:height="0.375in" style:rel-width="scale" style:rel-height="scale"><draw:object xlink:href="Object 6/" xlink:type="simple" xlink:show="embed" xlink:actuate="onLoad"/></draw:frame></text:p>
      <text:p text:style-name="P78"/>
      <text:p text:style-name="P79"><draw:frame draw:style-name="a6" text:anchor-type="as-char" svg:x="0in" svg:y="0in" svg:width="3.82292in" svg:height="0.38542in" style:rel-width="scale" style:rel-height="scale"><draw:object xlink:href="Object 7/" xlink:type="simple" xlink:show="embed" xlink:actuate="onLoad"/></draw:frame></text:p>
      <text:p text:style-name="P80"><draw:frame draw:style-name="a7" text:anchor-type="as-char" svg:x="0in" svg:y="0in" svg:width="3.05208in" svg:height="0.38542in" style:rel-width="scale" style:rel-height="scale"><draw:object xlink:href="Object 8/" xlink:type="simple" xlink:show="embed" xlink:actuate="onLoad"/></draw:frame></text:p>
      <text:p text:style-name="P81"><draw:frame draw:style-name="a8" text:anchor-type="as-char" svg:x="0in" svg:y="0in" svg:width="2.86458in" svg:height="0.52083in" style:rel-width="scale" style:rel-height="scale"><draw:object xlink:href="Object 9/" xlink:type="simple" xlink:show="embed" xlink:actuate="onLoad"/></draw:frame></text:p>
      <text:p text:style-name="P82"><draw:frame draw:style-name="a9" text:anchor-type="as-char" svg:x="0in" svg:y="0in" svg:width="3.01042in" svg:height="0.41667in" style:rel-width="scale" style:rel-height="scale"><draw:object xlink:href="Object 10/" xlink:type="simple" xlink:show="embed" xlink:actuate="onLoad"/></draw:frame></text:p>
      <text:p text:style-name="P83">If k = n – 2:</text:p>
      <text:p text:style-name="P84"><draw:frame draw:style-name="a10" text:anchor-type="as-char" svg:x="0in" svg:y="0in" svg:width="4.89583in" svg:height="0.41667in" style:rel-width="scale" style:rel-height="scale"><draw:object xlink:href="Object 11/" xlink:type="simple" xlink:show="embed" xlink:actuate="onLoad"/></draw:frame></text:p>
      <text:p text:style-name="P85"><draw:frame draw:style-name="a11" text:anchor-type="as-char" svg:x="0in" svg:y="0in" svg:width="3.77083in" svg:height="0.39583in" style:rel-width="scale" style:rel-height="scale"><draw:object xlink:href="Object 12/" xlink:type="simple" xlink:show="embed" xlink:actuate="onLoad"/></draw:frame></text:p>
      <text:p text:style-name="P86"><draw:frame draw:style-name="a12" text:anchor-type="as-char" svg:x="0in" svg:y="0in" svg:width="2.23958in" svg:height="0.375in" style:rel-width="scale" style:rel-height="scale"><draw:object xlink:href="Object 13/" xlink:type="simple" xlink:show="embed" xlink:actuate="onLoad"/></draw:frame></text:p>
      <text:p text:style-name="Normal"><text:span text:style-name="T87">c</text:span><text:span text:style-name="T88">2<text:s/></text:span><text:span text:style-name="T89">belongs to O(1) complexity, nc</text:span><text:span text:style-name="T90">1</text:span><text:span text:style-name="T91"><text:s/>belongs to O(n) complexity,<text:s/></text:span><draw:frame draw:style-name="a13" text:anchor-type="as-char" svg:x="0in" svg:y="0in" svg:width="0.38542in" svg:height="0.375in" style:rel-width="scale" style:rel-height="scale"><draw:object xlink:href="Object 14/" xlink:type="simple" xlink:show="embed" xlink:actuate="onLoad"/></draw:frame><text:span text:style-name="T92"><text:s/>belongs to O(n) complexity<text:s/></text:span><text:span text:style-name="T93">and 2c</text:span><text:span text:style-name="T94">1</text:span><text:span text:style-name="T95"><text:s/>belongs to O(1) complexity as well. Therefore, the algorithm’s running time complexity is upper bound by O(n) and lower bound by<text:s/></text:span><text:span text:style-name="T96">Ω</text:span><text:span text:style-name="T97">(1).</text:span></text:p>
      <text:p text:style-name="P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ge bulut</meta:initial-creator>
    <dc:creator>ege bulut</dc:creator>
    <meta:creation-date>2018-12-10T04:56:00Z</meta:creation-date>
    <dc:date>2018-12-10T07:15:00Z</dc:date>
    <meta:template xlink:href="Normal.dotm" xlink:type="simple"/>
    <meta:editing-cycles>1</meta:editing-cycles>
    <meta:editing-duration>PT8340S</meta:editing-duration>
    <meta:document-statistic meta:page-count="3" meta:paragraph-count="4" meta:word-count="311" meta:character-count="2083" meta:row-count="14" meta:non-whitespace-character-count="1776"/>
  </office:meta>
</office:document-meta>
</file>

<file path=Object 1/content.xml><?xml version="1.0" encoding="utf-8"?>
<mml:math xmlns:mml="http://www.w3.org/1998/Math/MathML" xmlns:m="http://schemas.openxmlformats.org/officeDocument/2006/math">
  <mml:mi>T</mml:mi>
  <mml:mfenced separators="|">
    <mml:mrow>
      <mml:mi>n</mml:mi>
    </mml:mrow>
  </mml:mfenced>
  <mml:mo>=</mml:mo>
  <mml:mi>T</mml:mi>
  <mml:mfenced separators="|">
    <mml:mrow>
      <mml:mi>n</mml:mi>
      <mml:mo>-</mml:mo>
      <mml:mn>1</mml:mn>
    </mml:mrow>
  </mml:mfenced>
  <mml:mo>+</mml:mo>
  <mml:mfrac>
    <mml:mrow>
      <mml:mi>n</mml:mi>
      <mml:mo>-</mml:mo>
      <mml:mn>1</mml:mn>
    </mml:mrow>
    <mml:mrow>
      <mml:mn>2</mml:mn>
    </mml:mrow>
  </mml:mfrac>
  <mml:mo>+</mml:mo>
  <mml:mi>c</mml:mi>
</mml:math>
</file>

<file path=Object 10/content.xml><?xml version="1.0" encoding="utf-8"?>
<mml:math xmlns:mml="http://www.w3.org/1998/Math/MathML" xmlns:m="http://schemas.openxmlformats.org/officeDocument/2006/math">
  <mml:mi>T</mml:mi>
  <mml:mfenced separators="|">
    <mml:mrow>
      <mml:mi>n</mml:mi>
    </mml:mrow>
  </mml:mfenced>
  <mml:mo>=</mml:mo>
  <mml:mi>T</mml:mi>
  <mml:mfenced separators="|">
    <mml:mrow>
      <mml:mi>n</mml:mi>
      <mml:mo>-</mml:mo>
      <mml:mi>k</mml:mi>
    </mml:mrow>
  </mml:mfenced>
  <mml:mo>+</mml:mo>
  <mml:mfrac>
    <mml:mrow>
      <mml:mi>k</mml:mi>
      <mml:mi>n</mml:mi>
      <mml:mo>-</mml:mo>
      <mml:mfenced separators="|">
        <mml:mrow>
          <mml:mi>k</mml:mi>
          <mml:mfenced separators="|">
            <mml:mrow>
              <mml:mi>k</mml:mi>
              <mml:mo>+</mml:mo>
              <mml:mn>1</mml:mn>
            </mml:mrow>
          </mml:mfenced>
        </mml:mrow>
      </mml:mfenced>
    </mml:mrow>
    <mml:mrow>
      <mml:mn>4</mml:mn>
    </mml:mrow>
  </mml:mfrac>
  <mml:mo>+</mml:mo>
  <mml:mi>k</mml:mi>
  <mml:mi>c</mml:mi>
  <mml:mn>1</mml:mn>
</mml:math>
</file>

<file path=Object 11/content.xml><?xml version="1.0" encoding="utf-8"?>
<mml:math xmlns:mml="http://www.w3.org/1998/Math/MathML" xmlns:m="http://schemas.openxmlformats.org/officeDocument/2006/math">
  <mml:mi>T</mml:mi>
  <mml:mfenced separators="|">
    <mml:mrow>
      <mml:mi>n</mml:mi>
    </mml:mrow>
  </mml:mfenced>
  <mml:mo>=</mml:mo>
  <mml:mi>T</mml:mi>
  <mml:mfenced separators="|">
    <mml:mrow>
      <mml:mi>n</mml:mi>
      <mml:mo>-</mml:mo>
      <mml:mi>n</mml:mi>
      <mml:mo>-</mml:mo>
      <mml:mn>2</mml:mn>
    </mml:mrow>
  </mml:mfenced>
  <mml:mo>+</mml:mo>
  <mml:mfrac>
    <mml:mrow>
      <mml:mfenced separators="|">
        <mml:mrow>
          <mml:mi>n</mml:mi>
          <mml:mo>-</mml:mo>
          <mml:mn>2</mml:mn>
        </mml:mrow>
      </mml:mfenced>
      <mml:mi>n</mml:mi>
      <mml:mo>-</mml:mo>
      <mml:mfenced separators="|">
        <mml:mrow>
          <mml:mfenced separators="|">
            <mml:mrow>
              <mml:mi>n</mml:mi>
              <mml:mo>-</mml:mo>
              <mml:mn>2</mml:mn>
            </mml:mrow>
          </mml:mfenced>
          <mml:mfenced separators="|">
            <mml:mrow>
              <mml:mi>n</mml:mi>
              <mml:mo>-</mml:mo>
              <mml:mn>2</mml:mn>
              <mml:mo>+</mml:mo>
              <mml:mn>1</mml:mn>
            </mml:mrow>
          </mml:mfenced>
        </mml:mrow>
      </mml:mfenced>
    </mml:mrow>
    <mml:mrow>
      <mml:mn>4</mml:mn>
    </mml:mrow>
  </mml:mfrac>
  <mml:mo>+</mml:mo>
  <mml:mfenced separators="|">
    <mml:mrow>
      <mml:mi>n</mml:mi>
      <mml:mo>-</mml:mo>
      <mml:mn>2</mml:mn>
    </mml:mrow>
  </mml:mfenced>
  <mml:mi>c</mml:mi>
  <mml:mn>1</mml:mn>
</mml:math>
</file>

<file path=Object 12/content.xml><?xml version="1.0" encoding="utf-8"?>
<mml:math xmlns:mml="http://www.w3.org/1998/Math/MathML" xmlns:m="http://schemas.openxmlformats.org/officeDocument/2006/math">
  <mml:mi>T</mml:mi>
  <mml:mfenced separators="|">
    <mml:mrow>
      <mml:mi>n</mml:mi>
    </mml:mrow>
  </mml:mfenced>
  <mml:mo>=</mml:mo>
  <mml:mi>T</mml:mi>
  <mml:mfenced separators="|">
    <mml:mrow>
      <mml:mn>2</mml:mn>
    </mml:mrow>
  </mml:mfenced>
  <mml:mo>+</mml:mo>
  <mml:mfrac>
    <mml:mrow>
      <mml:msup>
        <mml:mrow>
          <mml:mi>n</mml:mi>
        </mml:mrow>
        <mml:mrow>
          <mml:mn>2</mml:mn>
        </mml:mrow>
      </mml:msup>
      <mml:mo>-</mml:mo>
      <mml:mn>2</mml:mn>
      <mml:mi>n</mml:mi>
      <mml:mo>-</mml:mo>
      <mml:mfenced separators="|">
        <mml:mrow>
          <mml:msup>
            <mml:mrow>
              <mml:mi>n</mml:mi>
            </mml:mrow>
            <mml:mrow>
              <mml:mn>2</mml:mn>
            </mml:mrow>
          </mml:msup>
          <mml:mo>-</mml:mo>
          <mml:mn>3</mml:mn>
          <mml:mi>n</mml:mi>
          <mml:mo>+</mml:mo>
          <mml:mn>2</mml:mn>
        </mml:mrow>
      </mml:mfenced>
    </mml:mrow>
    <mml:mrow>
      <mml:mn>4</mml:mn>
    </mml:mrow>
  </mml:mfrac>
  <mml:mo>+</mml:mo>
  <mml:mi>n</mml:mi>
  <mml:mi>c</mml:mi>
  <mml:mn>1</mml:mn>
  <mml:mo>+</mml:mo>
  <mml:mn>2</mml:mn>
  <mml:mi>c</mml:mi>
  <mml:mn>1</mml:mn>
</mml:math>
</file>

<file path=Object 13/content.xml><?xml version="1.0" encoding="utf-8"?>
<mml:math xmlns:mml="http://www.w3.org/1998/Math/MathML" xmlns:m="http://schemas.openxmlformats.org/officeDocument/2006/math">
  <mml:mi>T</mml:mi>
  <mml:mfenced separators="|">
    <mml:mrow>
      <mml:mi>n</mml:mi>
    </mml:mrow>
  </mml:mfenced>
  <mml:mo>=</mml:mo>
  <mml:mi>c</mml:mi>
  <mml:mn>2</mml:mn>
  <mml:mo>+</mml:mo>
  <mml:mfrac>
    <mml:mrow>
      <mml:mi>n</mml:mi>
      <mml:mo>-</mml:mo>
      <mml:mn>2</mml:mn>
    </mml:mrow>
    <mml:mrow>
      <mml:mn>4</mml:mn>
    </mml:mrow>
  </mml:mfrac>
  <mml:mo>+</mml:mo>
  <mml:mi>n</mml:mi>
  <mml:mi>c</mml:mi>
  <mml:mn>1</mml:mn>
  <mml:mo>-</mml:mo>
  <mml:mn>2</mml:mn>
  <mml:mi>c</mml:mi>
  <mml:mn>1</mml:mn>
</mml:math>
</file>

<file path=Object 14/content.xml><?xml version="1.0" encoding="utf-8"?>
<mml:math xmlns:mml="http://www.w3.org/1998/Math/MathML" xmlns:m="http://schemas.openxmlformats.org/officeDocument/2006/math">
  <mml:mfrac>
    <mml:mrow>
      <mml:mi>n</mml:mi>
      <mml:mo>-</mml:mo>
      <mml:mn>2</mml:mn>
    </mml:mrow>
    <mml:mrow>
      <mml:mn>4</mml:mn>
    </mml:mrow>
  </mml:mfrac>
</mml:math>
</file>

<file path=Object 2/content.xml><?xml version="1.0" encoding="utf-8"?>
<mml:math xmlns:mml="http://www.w3.org/1998/Math/MathML" xmlns:m="http://schemas.openxmlformats.org/officeDocument/2006/math">
  <mml:mi>T</mml:mi>
  <mml:mfenced separators="|">
    <mml:mrow>
      <mml:mn>2</mml:mn>
    </mml:mrow>
  </mml:mfenced>
  <mml:mo>=</mml:mo>
  <mml:mi>c</mml:mi>
  <mml:mn>2</mml:mn>
</mml:math>
</file>

<file path=Object 3/content.xml><?xml version="1.0" encoding="utf-8"?>
<mml:math xmlns:mml="http://www.w3.org/1998/Math/MathML" xmlns:m="http://schemas.openxmlformats.org/officeDocument/2006/math">
  <mml:mi>T</mml:mi>
  <mml:mfenced separators="|">
    <mml:mrow>
      <mml:mi>n</mml:mi>
      <mml:mo>-</mml:mo>
      <mml:mn>1</mml:mn>
    </mml:mrow>
  </mml:mfenced>
  <mml:mo>=</mml:mo>
  <mml:mi>T</mml:mi>
  <mml:mfenced separators="|">
    <mml:mrow>
      <mml:mi>n</mml:mi>
      <mml:mo>-</mml:mo>
      <mml:mn>1</mml:mn>
      <mml:mo>-</mml:mo>
      <mml:mn>1</mml:mn>
    </mml:mrow>
  </mml:mfenced>
  <mml:mo>+</mml:mo>
  <mml:mfrac>
    <mml:mrow>
      <mml:mi>n</mml:mi>
      <mml:mo>-</mml:mo>
      <mml:mn>1</mml:mn>
      <mml:mo>-</mml:mo>
      <mml:mn>1</mml:mn>
    </mml:mrow>
    <mml:mrow>
      <mml:mn>2</mml:mn>
    </mml:mrow>
  </mml:mfrac>
  <mml:mo>+</mml:mo>
  <mml:mi>c</mml:mi>
  <mml:mn>1</mml:mn>
</mml:math>
</file>

<file path=Object 4/content.xml><?xml version="1.0" encoding="utf-8"?>
<mml:math xmlns:mml="http://www.w3.org/1998/Math/MathML" xmlns:m="http://schemas.openxmlformats.org/officeDocument/2006/math">
  <mml:mi>T</mml:mi>
  <mml:mfenced separators="|">
    <mml:mrow>
      <mml:mi>n</mml:mi>
    </mml:mrow>
  </mml:mfenced>
  <mml:mo>=</mml:mo>
  <mml:mi>T</mml:mi>
  <mml:mfenced separators="|">
    <mml:mrow>
      <mml:mi>n</mml:mi>
      <mml:mo>-</mml:mo>
      <mml:mn>2</mml:mn>
    </mml:mrow>
  </mml:mfenced>
  <mml:mo>+</mml:mo>
  <mml:mfrac>
    <mml:mrow>
      <mml:mi>n</mml:mi>
      <mml:mo>-</mml:mo>
      <mml:mn>2</mml:mn>
    </mml:mrow>
    <mml:mrow>
      <mml:mn>2</mml:mn>
    </mml:mrow>
  </mml:mfrac>
  <mml:mo>+</mml:mo>
  <mml:mfrac>
    <mml:mrow>
      <mml:mi>n</mml:mi>
      <mml:mo>-</mml:mo>
      <mml:mn>1</mml:mn>
    </mml:mrow>
    <mml:mrow>
      <mml:mn>2</mml:mn>
    </mml:mrow>
  </mml:mfrac>
  <mml:mo>+</mml:mo>
  <mml:mn>2</mml:mn>
  <mml:mi>c</mml:mi>
  <mml:mn>1</mml:mn>
</mml:math>
</file>

<file path=Object 5/content.xml><?xml version="1.0" encoding="utf-8"?>
<mml:math xmlns:mml="http://www.w3.org/1998/Math/MathML" xmlns:m="http://schemas.openxmlformats.org/officeDocument/2006/math">
  <mml:mi>T</mml:mi>
  <mml:mfenced separators="|">
    <mml:mrow>
      <mml:mi>n</mml:mi>
      <mml:mo>-</mml:mo>
      <mml:mn>2</mml:mn>
    </mml:mrow>
  </mml:mfenced>
  <mml:mo>=</mml:mo>
  <mml:mi>T</mml:mi>
  <mml:mfenced separators="|">
    <mml:mrow>
      <mml:mi>n</mml:mi>
      <mml:mo>-</mml:mo>
      <mml:mn>2</mml:mn>
      <mml:mo>-</mml:mo>
      <mml:mn>1</mml:mn>
    </mml:mrow>
  </mml:mfenced>
  <mml:mo>+</mml:mo>
  <mml:mfrac>
    <mml:mrow>
      <mml:mi>n</mml:mi>
      <mml:mo>-</mml:mo>
      <mml:mn>2</mml:mn>
      <mml:mo>-</mml:mo>
      <mml:mn>1</mml:mn>
    </mml:mrow>
    <mml:mrow>
      <mml:mn>2</mml:mn>
    </mml:mrow>
  </mml:mfrac>
  <mml:mo>+</mml:mo>
  <mml:mi>c</mml:mi>
  <mml:mn>1</mml:mn>
</mml:math>
</file>

<file path=Object 6/content.xml><?xml version="1.0" encoding="utf-8"?>
<mml:math xmlns:mml="http://www.w3.org/1998/Math/MathML" xmlns:m="http://schemas.openxmlformats.org/officeDocument/2006/math">
  <mml:mi>T</mml:mi>
  <mml:mfenced separators="|">
    <mml:mrow>
      <mml:mi>n</mml:mi>
    </mml:mrow>
  </mml:mfenced>
  <mml:mo>=</mml:mo>
  <mml:mi>T</mml:mi>
  <mml:mfenced separators="|">
    <mml:mrow>
      <mml:mi>n</mml:mi>
      <mml:mo>-</mml:mo>
      <mml:mn>3</mml:mn>
    </mml:mrow>
  </mml:mfenced>
  <mml:mo>+</mml:mo>
  <mml:mfrac>
    <mml:mrow>
      <mml:mi>n</mml:mi>
      <mml:mo>-</mml:mo>
      <mml:mn>3</mml:mn>
    </mml:mrow>
    <mml:mrow>
      <mml:mn>2</mml:mn>
    </mml:mrow>
  </mml:mfrac>
  <mml:mo>+</mml:mo>
  <mml:mfrac>
    <mml:mrow>
      <mml:mi>n</mml:mi>
      <mml:mo>-</mml:mo>
      <mml:mn>2</mml:mn>
    </mml:mrow>
    <mml:mrow>
      <mml:mn>2</mml:mn>
    </mml:mrow>
  </mml:mfrac>
  <mml:mo>+</mml:mo>
  <mml:mfrac>
    <mml:mrow>
      <mml:mi>n</mml:mi>
      <mml:mo>-</mml:mo>
      <mml:mn>1</mml:mn>
    </mml:mrow>
    <mml:mrow>
      <mml:mn>2</mml:mn>
    </mml:mrow>
  </mml:mfrac>
  <mml:mo>+</mml:mo>
  <mml:mn>3</mml:mn>
  <mml:mi>c</mml:mi>
  <mml:mn>1</mml:mn>
</mml:math>
</file>

<file path=Object 7/content.xml><?xml version="1.0" encoding="utf-8"?>
<mml:math xmlns:mml="http://www.w3.org/1998/Math/MathML" xmlns:m="http://schemas.openxmlformats.org/officeDocument/2006/math">
  <mml:mi>T</mml:mi>
  <mml:mfenced separators="|">
    <mml:mrow>
      <mml:mi>n</mml:mi>
    </mml:mrow>
  </mml:mfenced>
  <mml:mo>=</mml:mo>
  <mml:mi>T</mml:mi>
  <mml:mfenced separators="|">
    <mml:mrow>
      <mml:mi>n</mml:mi>
      <mml:mo>-</mml:mo>
      <mml:mn>3</mml:mn>
    </mml:mrow>
  </mml:mfenced>
  <mml:mo>+</mml:mo>
  <mml:mfrac>
    <mml:mrow>
      <mml:mfenced separators="|">
        <mml:mrow>
          <mml:mi>n</mml:mi>
          <mml:mo>-</mml:mo>
          <mml:mn>3</mml:mn>
        </mml:mrow>
      </mml:mfenced>
      <mml:mo>+</mml:mo>
      <mml:mfenced separators="|">
        <mml:mrow>
          <mml:mi>n</mml:mi>
          <mml:mo>-</mml:mo>
          <mml:mn>2</mml:mn>
        </mml:mrow>
      </mml:mfenced>
      <mml:mo>+</mml:mo>
      <mml:mfenced separators="|">
        <mml:mrow>
          <mml:mi>n</mml:mi>
          <mml:mo>-</mml:mo>
          <mml:mn>1</mml:mn>
        </mml:mrow>
      </mml:mfenced>
    </mml:mrow>
    <mml:mrow>
      <mml:mn>2</mml:mn>
    </mml:mrow>
  </mml:mfrac>
  <mml:mo>+</mml:mo>
  <mml:mn>3</mml:mn>
  <mml:mi>c</mml:mi>
  <mml:mn>1</mml:mn>
</mml:math>
</file>

<file path=Object 8/content.xml><?xml version="1.0" encoding="utf-8"?>
<mml:math xmlns:mml="http://www.w3.org/1998/Math/MathML" xmlns:m="http://schemas.openxmlformats.org/officeDocument/2006/math">
  <mml:mi>T</mml:mi>
  <mml:mfenced separators="|">
    <mml:mrow>
      <mml:mi>n</mml:mi>
    </mml:mrow>
  </mml:mfenced>
  <mml:mo>=</mml:mo>
  <mml:mi>T</mml:mi>
  <mml:mfenced separators="|">
    <mml:mrow>
      <mml:mi>n</mml:mi>
      <mml:mo>-</mml:mo>
      <mml:mn>3</mml:mn>
    </mml:mrow>
  </mml:mfenced>
  <mml:mo>+</mml:mo>
  <mml:mfrac>
    <mml:mrow>
      <mml:mn>3</mml:mn>
      <mml:mi>n</mml:mi>
      <mml:mo>-</mml:mo>
      <mml:mfenced separators="|">
        <mml:mrow>
          <mml:mn>3</mml:mn>
          <mml:mo>+</mml:mo>
          <mml:mn>2</mml:mn>
          <mml:mo>+</mml:mo>
          <mml:mn>1</mml:mn>
        </mml:mrow>
      </mml:mfenced>
    </mml:mrow>
    <mml:mrow>
      <mml:mn>2</mml:mn>
    </mml:mrow>
  </mml:mfrac>
  <mml:mo>+</mml:mo>
  <mml:mn>3</mml:mn>
  <mml:mi>c</mml:mi>
  <mml:mn>1</mml:mn>
</mml:math>
</file>

<file path=Object 9/content.xml><?xml version="1.0" encoding="utf-8"?>
<mml:math xmlns:mml="http://www.w3.org/1998/Math/MathML" xmlns:m="http://schemas.openxmlformats.org/officeDocument/2006/math">
  <mml:mi>T</mml:mi>
  <mml:mfenced separators="|">
    <mml:mrow>
      <mml:mi>n</mml:mi>
    </mml:mrow>
  </mml:mfenced>
  <mml:mo>=</mml:mo>
  <mml:mi>T</mml:mi>
  <mml:mfenced separators="|">
    <mml:mrow>
      <mml:mi>n</mml:mi>
      <mml:mo>-</mml:mo>
      <mml:mi>k</mml:mi>
    </mml:mrow>
  </mml:mfenced>
  <mml:mo>+</mml:mo>
  <mml:mfrac>
    <mml:mrow>
      <mml:mi>k</mml:mi>
      <mml:mi>n</mml:mi>
      <mml:mo>-</mml:mo>
      <mml:mfrac>
        <mml:mrow>
          <mml:mi>k</mml:mi>
          <mml:mfenced separators="|">
            <mml:mrow>
              <mml:mi>k</mml:mi>
              <mml:mo>+</mml:mo>
              <mml:mn>1</mml:mn>
            </mml:mrow>
          </mml:mfenced>
        </mml:mrow>
        <mml:mrow>
          <mml:mn>2</mml:mn>
        </mml:mrow>
      </mml:mfrac>
    </mml:mrow>
    <mml:mrow>
      <mml:mn>2</mml:mn>
    </mml:mrow>
  </mml:mfrac>
  <mml:mo>+</mml:mo>
  <mml:mi>k</mml:mi>
  <mml:mi>c</mml:mi>
  <mml:mn>1</mml:mn>
</mml:math>
</file>